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Replacements/Object 18" manifest:media-type=""/>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meta.xml" manifest:media-type="text/xml"/>
  <manifest:file-entry manifest:full-path="settings.xml" manifest:media-type="text/xml"/>
  <manifest:file-entry manifest:full-path="content.xml" manifest:media-type="text/xml"/>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styles.xml" manifest:media-type="text/xml"/>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82a65" officeooo:paragraph-rsid="00182a65"/>
    </style:style>
    <style:style style:name="P4" style:family="paragraph" style:parent-style-name="Standard">
      <style:text-properties officeooo:rsid="00191353" officeooo:paragraph-rsid="00191353"/>
    </style:style>
    <style:style style:name="P5" style:family="paragraph" style:parent-style-name="Standard">
      <style:text-properties officeooo:rsid="001af02b" officeooo:paragraph-rsid="001af02b"/>
    </style:style>
    <style:style style:name="P6" style:family="paragraph" style:parent-style-name="Standard">
      <style:text-properties officeooo:rsid="0022c693" officeooo:paragraph-rsid="0022c693"/>
    </style:style>
    <style:style style:name="P7" style:family="paragraph" style:parent-style-name="Standard">
      <style:text-properties officeooo:rsid="0023c36f" officeooo:paragraph-rsid="0023c36f"/>
    </style:style>
    <style:style style:name="P8" style:family="paragraph" style:parent-style-name="Standard">
      <style:text-properties officeooo:rsid="00244943" officeooo:paragraph-rsid="00244943"/>
    </style:style>
    <style:style style:name="P9" style:family="paragraph" style:parent-style-name="Standard">
      <style:text-properties officeooo:rsid="0024edc9" officeooo:paragraph-rsid="0024edc9"/>
    </style:style>
    <style:style style:name="P10" style:family="paragraph" style:parent-style-name="Standard">
      <style:text-properties officeooo:rsid="0025078e" officeooo:paragraph-rsid="0025078e"/>
    </style:style>
    <style:style style:name="P11" style:family="paragraph" style:parent-style-name="Standard">
      <style:text-properties officeooo:rsid="0028f3fb" officeooo:paragraph-rsid="0028f3fb"/>
    </style:style>
    <style:style style:name="P12" style:family="paragraph" style:parent-style-name="Standard">
      <style:text-properties officeooo:rsid="002a82e1" officeooo:paragraph-rsid="002a82e1"/>
    </style:style>
    <style:style style:name="P13" style:family="paragraph" style:parent-style-name="Standard">
      <style:text-properties officeooo:rsid="002debb5" officeooo:paragraph-rsid="002debb5"/>
    </style:style>
    <style:style style:name="P14" style:family="paragraph" style:parent-style-name="Standard">
      <style:text-properties officeooo:rsid="002f2f62" officeooo:paragraph-rsid="002f2f62"/>
    </style:style>
    <style:style style:name="P15" style:family="paragraph" style:parent-style-name="Standard">
      <style:text-properties officeooo:rsid="002da73b" officeooo:paragraph-rsid="002da73b"/>
    </style:style>
    <style:style style:name="P16" style:family="paragraph" style:parent-style-name="Standard">
      <style:text-properties officeooo:rsid="00301e63" officeooo:paragraph-rsid="00301e63"/>
    </style:style>
    <style:style style:name="P17" style:family="paragraph" style:parent-style-name="Standard">
      <style:text-properties officeooo:rsid="0035c986" officeooo:paragraph-rsid="0035c986"/>
    </style:style>
    <style:style style:name="P18" style:family="paragraph" style:parent-style-name="Standard">
      <style:text-properties officeooo:rsid="003e8743" officeooo:paragraph-rsid="003e8743"/>
    </style:style>
    <style:style style:name="P19" style:family="paragraph" style:parent-style-name="Standard">
      <style:text-properties officeooo:rsid="004251f3" officeooo:paragraph-rsid="004251f3"/>
    </style:style>
    <style:style style:name="P20" style:family="paragraph" style:parent-style-name="Standard">
      <style:text-properties officeooo:rsid="0043eafc" officeooo:paragraph-rsid="0043eafc"/>
    </style:style>
    <style:style style:name="P21" style:family="paragraph" style:parent-style-name="Standard">
      <style:text-properties officeooo:rsid="00273067" officeooo:paragraph-rsid="00261acd"/>
    </style:style>
    <style:style style:name="P22" style:family="paragraph" style:parent-style-name="Standard">
      <style:text-properties officeooo:rsid="000fb165" officeooo:paragraph-rsid="0047ab74"/>
    </style:style>
    <style:style style:name="P23" style:family="paragraph" style:parent-style-name="Standard">
      <style:text-properties officeooo:rsid="0011fee0" officeooo:paragraph-rsid="0047ab74"/>
    </style:style>
    <style:style style:name="P24" style:family="paragraph" style:parent-style-name="Standard">
      <style:text-properties officeooo:rsid="004b2580" officeooo:paragraph-rsid="004b2580"/>
    </style:style>
    <style:style style:name="P25" style:family="paragraph" style:parent-style-name="Standard">
      <style:text-properties officeooo:rsid="004eab3b" officeooo:paragraph-rsid="004eab3b"/>
    </style:style>
    <style:style style:name="P26" style:family="paragraph" style:parent-style-name="Standard">
      <style:text-properties officeooo:rsid="00544f61" officeooo:paragraph-rsid="00544f61"/>
    </style:style>
    <style:style style:name="P27" style:family="paragraph" style:parent-style-name="Standard">
      <style:text-properties officeooo:rsid="0055e070" officeooo:paragraph-rsid="0055e070"/>
    </style:style>
    <style:style style:name="P28" style:family="paragraph" style:parent-style-name="Standard">
      <style:text-properties officeooo:rsid="00596001" officeooo:paragraph-rsid="00596001"/>
    </style:style>
    <style:style style:name="P29" style:family="paragraph" style:parent-style-name="Standard">
      <style:text-properties officeooo:rsid="005b448c" officeooo:paragraph-rsid="005b448c"/>
    </style:style>
    <style:style style:name="P30" style:family="paragraph" style:parent-style-name="Standard">
      <style:text-properties officeooo:rsid="005c1f00" officeooo:paragraph-rsid="005c1f00"/>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Subtitle">
      <style:text-properties officeooo:rsid="007d79cf" officeooo:paragraph-rsid="007d79cf"/>
    </style:style>
    <style:style style:name="P42" style:family="paragraph" style:parent-style-name="Title">
      <style:text-properties officeooo:rsid="007553f7" officeooo:paragraph-rsid="007553f7"/>
    </style:style>
    <style:style style:name="P43" style:family="paragraph" style:parent-style-name="Standard">
      <style:text-properties officeooo:rsid="008259f4" officeooo:paragraph-rsid="008259f4"/>
    </style:style>
    <style:style style:name="P44" style:family="paragraph" style:parent-style-name="Standard">
      <style:text-properties officeooo:rsid="006c73f5" officeooo:paragraph-rsid="006c73f5"/>
    </style:style>
    <style:style style:name="P45" style:family="paragraph" style:parent-style-name="Standard">
      <style:text-properties officeooo:rsid="0087c1d1" officeooo:paragraph-rsid="0087c1d1"/>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EM Gravity theory extended to include “chemistry” force and to be qasi single equation</text:p>
      <text:p text:style-name="P41">Yid edition</text:p>
      <text:p text:style-name="P1"/>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3.085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3">A<text:span text:style-name="T15">any </text:span><text:span text:style-name="T16">is inter loka dimension gradient inclusive and exclusive of “normal” dimensions.</text:span></text:p>
      <text:p text:style-name="P43"><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3"><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3">The multiplication types inside the Z2 are not exactly specified and might depend on component, 4 space 1 time dimension sets:</text:p>
      <text:p text:style-name="P3"><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3"><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3"><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3"><draw:frame draw:style-name="fr1" draw:name="Object7" text:anchor-type="as-char" svg:y="-0.619cm" svg:width="2.187cm" svg:height="0.998cm" draw:z-index="6"><draw:object xlink:href="./Object 7" xlink:type="simple" xlink:show="embed" xlink:actuate="onLoad"/><draw:image xlink:href="./ObjectReplacements/Object 7" xlink:type="simple" xlink:show="embed" xlink:actuate="onLoad"/></draw:frame></text:p>
      <text:p text:style-name="P3"><draw:frame draw:style-name="fr1" draw:name="Object15" text:anchor-type="as-char" svg:y="-0.377cm" svg:width="4.643cm" svg:height="0.533cm" draw:z-index="30"><draw:object xlink:href="./Object 15" xlink:type="simple" xlink:show="embed" xlink:actuate="onLoad"/><draw:image xlink:href="./ObjectReplacements/Object 15" xlink:type="simple" xlink:show="embed" xlink:actuate="onLoad"/></draw:frame></text:p>
      <text:p text:style-name="P3"><text:soft-page-break/><draw:frame draw:style-name="fr1" draw:name="Object16" text:anchor-type="as-char" svg:y="-0.437cm" svg:width="4.129cm" svg:height="0.593cm" draw:z-index="31"><draw:object xlink:href="./Object 16" xlink:type="simple" xlink:show="embed" xlink:actuate="onLoad"/><draw:image xlink:href="./ObjectReplacements/Object 16" xlink:type="simple" xlink:show="embed" xlink:actuate="onLoad"/></draw:frame></text:p>
      <text:p text:style-name="P30">v_e and v_f mathc with v_1 and v_2 in the formulae.</text:p>
      <text:p text:style-name="P4">The fourth set of dimensions is eliminated by being on top of a 4 dimension set “sheet” around the universe, a bit like a skin.</text:p>
      <text:p text:style-name="P4">There are 24 “light” solutions and 12 “gravity” solutions.</text:p>
      <text:p text:style-name="P4">One or 2 “light” solutions might be invalid.</text:p>
      <text:p text:style-name="P11">Further, there are 24 permutation planets for a,b,c,d into 1,2,3,4.</text:p>
      <text:p text:style-name="P11">The reason there are 12 castes and not 6 is because of two-sidedness.</text:p>
      <text:p text:style-name="P4">If we are “double” people, composed of an “angel” and a “human”, then that gives a ratio of matter to dark matter of 6.</text:p>
      <text:p text:style-name="P15">The 6+6 are actually 6+5 because one of the solutions at gravity level is invalid, the one where the v1 and v2 are solved for first, and it is for the “dead” people on their way to reincarnation.</text:p>
      <text:p text:style-name="P16">This is half-true because 3 wave functions allow for three bodies not two and when people die, the “third” body is activated and we remain whole while dumping one body.</text:p>
      <text:p text:style-name="P16">So for the living there are 30 “realms” but for the dead, there are 36.</text:p>
      <text:p text:style-name="P16">When the dead die they become living again.</text:p>
      <text:p text:style-name="P13">This means there is not one solution which doesn’t have any possibility for free energy generation at the gravity-light level.</text:p>
      <text:p text:style-name="P14">Also we are not “immortal” without the babbel tower - <text:s/>we would end up with the sun half dying instead of continuous existence.</text:p>
      <text:p text:style-name="P6">There are 3 or 6 “<text:span text:style-name="T4">sub-</text:span>castes” depending on whether it is a gravity level or electrodynamics level which are the selection of velocities that the “sub-classed” velocity becomes equal to (so called locking force).</text:p>
      <text:p text:style-name="P5">Wave function proportional to number of particles!</text:p>
      <text:p text:style-name="P11">It has a bias value.</text:p>
      <text:p text:style-name="P11">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5">“<text:span text:style-name="T2">magic” 1/3 distance unit for v1 and v2, but not v3,v4,E,B.</text:span></text:p>
      <text:p text:style-name="P7">Universe’s matter could have been created by a snake like “deity” and an egg, both of neutronium like density.</text:p>
      <text:p text:style-name="P12">A further factor of 1.7 of the meter on both sides might be necessary but this is due to recent in historical terms increase of the height of the human being with corresponding scaling of the meter.</text:p>
      <text:p text:style-name="P7">The snake would rotate around the egg, being a bit shifted rather than directly on top of it. The electromagnetic field would create virtual magnetic charge on its inside, generating a monopole current from its motion.</text:p>
      <text:p text:style-name="P7">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7">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7">This is because asymmetrically placed ferromagnet inside a coil creates such conditions.</text:p>
      <text:p text:style-name="P7">Where the magnetic force accelerates the object inside and electric energy is created at the same time.</text:p>
      <text:p text:style-name="P8">The number of wave functions is initially six.</text:p>
      <text:p text:style-name="P8">Then, the anti anti matter is half eliminated by clock splitting by clkREF anti matter particle cannon that <text:s/>extends to the Van Allen belts.</text:p>
      <text:p text:style-name="P8">The anti-matter is eliminated by the galaxy’s black hole core, because it spins at lightspeed and creates a massive magnet.</text:p>
      <text:p text:style-name="P8">The difference between matter and anti matter is monopole dipole moment versus current based dipole moment.</text:p>
      <text:p text:style-name="P8"><text:soft-page-break/>The current based dipole moment is set to the value of fixed value by the super strong magnetic current polarisation and becomes locked.</text:p>
      <text:p text:style-name="P8">This leaves 3 wave functions, which, if our two “persons” are in entropy and energy-momentum conserved solution, we can pit them against each other, and entropy, impulse and gravity win, and energy conservation is violated.</text:p>
      <text:p text:style-name="P9">This is used by the bodies of the beings living on the planet because if our bodies used only chemical energy from food we’d have to eat non stop and in huge quantity.</text:p>
      <text:p text:style-name="P9">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9">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9">It does, however, either reduce or increase the gravitational field due to the Ether leakage if in a gravity well.</text:p>
      <text:p text:style-name="P9">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0">The two phases come from converting Adenosine Mono Phosphate first into Adenosine Bi Phosphate and then to Adenosine Tri Phosphate where the two reactions overlap with the right amount of phase and frequency difference.</text:p>
      <text:p text:style-name="P10">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7">Every obse<text:span text:style-name="T6">r</text:span>vable force uses two sources of radiation – one from the top level, and one from its own level.</text:p>
      <text:p text:style-name="P18">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8">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8">T<text:span text:style-name="T5">he radiation from the top level is the static field of the own level.</text:span></text:p>
      <text:p text:style-name="P21"/>
      <text:p text:style-name="P4"><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19">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19">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19">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19">Same applies to stress components of div B and B.</text:p>
      <text:p text:style-name="P19">Pressure components might apply to both pressure and force source components.</text:p>
      <text:p text:style-name="P20">Two speed of light -9m/s and the “usual” one.</text:p>
      <text:p text:style-name="P20">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ext:soft-page-break/>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2">11 enligntened philosophies:</text:p>
      <text:p text:style-name="P22"/>
      <text:p text:style-name="P22">Dualism</text:p>
      <text:p text:style-name="P22">Monism – mind</text:p>
      <text:p text:style-name="P22">Monism – matter</text:p>
      <text:p text:style-name="P22">Manicheanism</text:p>
      <text:p text:style-name="P22"/>
      <text:p text:style-name="P22">Monism – God only</text:p>
      <text:p text:style-name="P22">Monism – Universe includes God</text:p>
      <text:p text:style-name="P22">Dualism – God and Universe</text:p>
      <text:p text:style-name="P22"/>
      <text:p text:style-name="P22">Kantism</text:p>
      <text:p text:style-name="P22">Utilitarianism</text:p>
      <text:p text:style-name="P22">Socialism</text:p>
      <text:p text:style-name="P29">Evolution</text:p>
      <text:p text:style-name="P22"/>
      <text:p text:style-name="P22">4 unenlightened religions:</text:p>
      <text:p text:style-name="P22">buddhism, <text:span text:style-name="T9">shamanism</text:span>, hinduism, islam</text:p>
      <text:p text:style-name="P22"/>
      <text:p text:style-name="P24">10 commandments </text:p>
      <text:p text:style-name="P26">1. “I” am the Lord thy God, Vishnu-Shakti</text:p>
      <text:p text:style-name="P26">2. “You” is the Lord thy God, Brahma-Lakshmi</text:p>
      <text:p text:style-name="P27">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7">4. Don’t pray or visit church regularly for it will brain wash you in favour of the nobility and King/Queen.</text:p>
      <text:p text:style-name="P28">If you didn’t do it yet:</text:p>
      <text:p text:style-name="P39">5-10: Ace 5 distinct jobs in one lifetime to achieve immortality – the sixth job.</text:p>
      <text:p text:style-name="P40"/>
      <text:p text:style-name="P26"/>
      <text:p text:style-name="P22">24 planets for each religion and 5 castes +1 for the dead</text:p>
      <text:p text:style-name="P22"/>
      <text:p text:style-name="P22">285120 “demi gods”</text:p>
      <text:p text:style-name="P22">81 293 129 280 dual People</text:p>
      <text:p text:style-name="P22"/>
      <text:p text:style-name="P23">Four distinct set of particle properties, and 3<text:span text:style-name="T7">0</text:span> particles.</text:p>
      <text:p text:style-name="P23">Each set selects one out of 4 for which will be stable.</text:p>
      <text:p text:style-name="P23">It is not precisely known that the formula predicts how this happens or will accurately predict particle collision experiments.</text:p>
      <text:p text:style-name="P23">8 quarks </text:p>
      <text:p text:style-name="P23">4 electrons</text:p>
      <text:p text:style-name="P23">4 positrons</text:p>
      <text:p text:style-name="P23">12 neutrinos</text:p>
      <text:p text:style-name="P23"><text:span text:style-name="T8">8</text:span> photons <text:span text:style-name="T8">(2 light, 2 gravity, 2 shiv force, 2 vishnu force)</text:span></text:p>
      <text:p text:style-name="P24">The chemistry force photons are negligible or don’t exist as particles. They only serve as the static fields of the EM gravity field i.e. nuclear force.</text:p>
      <text:p text:style-name="P25">The +- determines between anti matter and anti anti matter.</text:p>
      <text:p text:style-name="P34"><text:soft-page-break/>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32"><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4">The 500’000 years of Earth is based on iso light speed change to increasing light speed to preserve the gravity’s frequancies.</text:p>
      <text:p text:style-name="P45">The locking field can provide 5 different levels:</text:p>
      <text:p text:style-name="P45">1. Light → up to 5</text:p>
      <text:p text:style-name="P45">2. Gravity → up to 10</text:p>
      <text:p text:style-name="P45">3. Chemistry → up to 10</text:p>
      <text:p text:style-name="P45">4. Shiv force → up to 5</text:p>
      <text:p text:style-name="P45">5. Vishnu force → only one</text:p>
      <text:p text:style-name="P45">Given that there are 5 types of matter i.e. akashi</text:p>
      <text:p text:style-name="P45">total of 31 physics</text:p>
      <text:p text:style-name="P45">3 solutions for photons → V.q A.J and their interactions</text:p>
      <text:p text:style-name="P45">4 solution for “dark forces” where energy comes from roughness, one of them if for the energy received by them</text:p>
      <text:p text:style-name="P45">24 “planets” for each side of the plan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3-15T13:16:51.599702282</dc:date>
    <meta:editing-duration>PT6H33M57S</meta:editing-duration>
    <meta:editing-cycles>86</meta:editing-cycles>
    <meta:generator>LibreOffice/7.6.5.2$Linux_AARCH64 LibreOffice_project/60$Build-2</meta:generator>
    <meta:document-statistic meta:table-count="0" meta:image-count="0" meta:object-count="33" meta:page-count="5" meta:paragraph-count="142" meta:word-count="2053" meta:character-count="12024" meta:non-whitespace-character-count="10077"/>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A_%mu^%mu q^2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